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258C501A3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1" svg:font-family="Euphemia" style:font-adornments="Bold" style:font-family-generic="swiss" style:font-pitch="variable"/>
    <style:font-face style:name="Euphemia" svg:font-family="Euphemia" style:font-adornments="Regular" style:font-family-generic="swiss" style:font-pitch="variable"/>
    <style:font-face style:name="Eurostile" svg:font-family="Eurostile" style:font-adornments="Bold" style:font-family-generic="swiss" style:font-pitch="variable"/>
    <style:font-face style:name="Eurostile1" svg:font-family="Eurostile" style:font-adornments="Bold Italic" style:font-family-generic="swiss" style:font-pitch="variable"/>
    <style:font-face style:name="Eurostile2" svg:font-family="Eurostile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 style:master-page-name="Contents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table-of-content text:style-name="Sect1" text:protected="true" text:name="Table of Contents1">
        <text:table-of-content-source text:outline-level="3">
          <text:index-title-template text:style-name="Heading_20_1">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h text:style-name="P7" text:outline-level="1">Contents</text:h>
          </text:index-title>
          <text:p text:style-name="P4"><text:a xlink:type="simple" xlink:href="#__RefHeading__747_1406274246" text:style-name="Internet_20_link" text:visited-style-name="Internet_20_link">Introduction</text:a><text:tab/>3</text:p>
          <text:p text:style-name="P3">Subsection<text:tab/>3</text:p>
          <text:p text:style-name="P2">Code demonstration<text:tab/>3</text:p>
          <text:p text:style-name="P3">Subsection<text:tab/>3</text:p>
          <text:p text:style-name="P4"><text:a xlink:type="simple" xlink:href="#__RefHeading__749_1406274246" text:style-name="Internet_20_link" text:visited-style-name="Internet_20_link">Section 2</text:a><text:tab/>4</text:p>
        </text:index-body>
      </text:table-of-content>
      <text:p text:style-name="Standard"/>
      <text:h text:style-name="Heading_20_1" text:outline-level="1"><text:bookmark text:name="__RefHeading__747_1406274246"/>Introduction<text:bookmark-end text:name="__RefHeading__747_1406274246"/></text:h>
      <text:h text:style-name="Heading_20_2" text:outline-level="2">Subsection</text:h>
      <text:p text:style-name="P5">Normal text. Here I will inform you of the awesome <text:span text:style-name="Code">GetValue()</text:span> function.</text:p>
      <text:h text:style-name="Heading_20_3" text:outline-level="3">Code demonstration</text:h>
      <text:p text:style-name="Code_20_block">#This is a big pile of code.</text:p>
      <text:p text:style-name="Code_20_block">TestStyle()</text:p>
      <text:p text:style-name="Code_20_block">RunShit()</text:p>
      <text:p text:style-name="Code_20_block">cheese = pie</text:p>
      <text:p text:style-name="Code_20_block">if Lies() != Lies():</text:p>
      <text:p text:style-name="Code_20_block"><text:tab/>raise Exception(“This shit be maaaad!”)</text:p>
      <text:h text:style-name="Heading_20_2" text:outline-level="2">Subsection</text:h>
      <text:p text:style-name="P5">Normal text</text:p>
      <text:h text:style-name="Heading_20_1" text:outline-level="1"><text:bookmark text:name="__RefHeading__749_1406274246"/>Section 2<text:bookmark-end text:name="__RefHeading__749_140627424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1" svg:font-family="Euphemia" style:font-adornments="Bold" style:font-family-generic="swiss" style:font-pitch="variable"/>
    <style:font-face style:name="Euphemia" svg:font-family="Euphemia" style:font-adornments="Regular" style:font-family-generic="swiss" style:font-pitch="variable"/>
    <style:font-face style:name="Eurostile" svg:font-family="Eurostile" style:font-adornments="Bold" style:font-family-generic="swiss" style:font-pitch="variable"/>
    <style:font-face style:name="Eurostile1" svg:font-family="Eurostile" style:font-adornments="Bold Italic" style:font-family-generic="swiss" style:font-pitch="variable"/>
    <style:font-face style:name="Eurostile2" svg:font-family="Eurostile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tab-stops/>
        <style:drop-cap/>
        <style:background-image/>
      </style:paragraph-properties>
      <style:text-properties style:font-name="Euphem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left="2cm" fo:margin-right="0cm" fo:margin-top="0.42cm" fo:margin-bottom="0.7cm" fo:text-align="center" style:justify-single-word="false" fo:text-indent="-0.76cm" style:auto-text-indent="false" style:page-number="auto" fo:break-before="auto" fo:break-after="auto" fo:background-color="transparent" style:shadow="none">
        <style:tab-stops/>
        <style:drop-cap/>
        <style:background-image/>
      </style:paragraph-properties>
      <style:text-properties style:font-name="Eurostile" fo:font-size="115%" fo:letter-spacing="0.141cm" fo:text-shadow="1pt 1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6cm" fo:margin-bottom="0.3cm" fo:text-indent="-0.76cm" style:auto-text-indent="false">
        <style:tab-stops/>
      </style:paragraph-properties>
      <style:text-properties style:font-name="Eurostile1" fo:font-size="14pt" fo:font-style="normal" style:text-underline-style="long-dash" style:text-underline-width="auto" style:text-underline-color="#c0c0c0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Eurostile" fo:font-size="75%" fo:font-weight="bold" style:font-size-asian="75%" style:font-weight-asian="bold" style:font-size-complex="75%" style:font-weight-complex="bold"/>
    </style:style>
    <style:style style:name="Code_20_block" style:display-name="Code block" style:family="paragraph" style:parent-style-name="Standard" style:master-page-name="">
      <style:paragraph-properties fo:margin-left="1cm" fo:margin-right="0cm" fo:margin-top="0cm" fo:margin-bottom="0cm" fo:text-indent="0cm" style:auto-text-indent="false" style:page-number="auto" fo:background-color="#e6e6e6">
        <style:tab-stops/>
        <style:background-image/>
      </style:paragraph-properties>
      <style:text-properties style:font-name="Lucida Console"/>
    </style:style>
    <style:style style:name="Heading_20_3" style:display-name="Heading 3" style:family="paragraph" style:parent-style-name="Heading" style:next-style-name="Code_20_block" style:default-outline-level="3" style:class="text" style:master-page-name="">
      <style:paragraph-properties fo:margin-left="0cm" fo:margin-right="0cm" fo:text-indent="0cm" style:auto-text-indent="false" style:page-number="auto"/>
      <style:text-properties style:font-name="Euphemia1" fo:font-size="12pt" style:text-underline-style="dash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Eurosti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Eurostile2"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Eurostile" fo:font-size="12pt" style:text-underline-style="solid" style:text-underline-width="auto" style:text-underline-color="font-color" fo:font-weight="bold"/>
    </style:style>
    <style:style style:name="Code" style:family="text">
      <style:text-properties style:font-name="Lucida Console" fo:letter-spacing="normal" fo:background-color="#e6e6e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1A900000258C501A350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Contents_20_page"/>
    <style:master-page style:name="Contents_20_page" style:display-name="Contents page" style:page-layout-name="Mpm3" style:next-style-name="Standard">
      <style:footer>
        <text:p text:style-name="MP1"><text:page-number text:select-page="current">4</text:page-number></text:p>
      </style:footer>
      <style:footer-left>
        <text:p text:style-name="MP1">Page 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arker</meta:initial-creator>
    <meta:creation-date>2010-06-13T14:52:55.85</meta:creation-date>
    <dc:date>2010-06-13T22:40:01.12</dc:date>
    <dc:creator>David Barker</dc:creator>
    <meta:editing-duration>PT03H11M57S</meta:editing-duration>
    <meta:editing-cycles>17</meta:editing-cycles>
    <meta:generator>OpenOffice.org/3.2$Win32 OpenOffice.org_project/320m12$Build-9483</meta:generator>
    <meta:document-statistic meta:table-count="0" meta:image-count="0" meta:object-count="0" meta:page-count="4" meta:paragraph-count="22" meta:word-count="59" meta:character-count="346"/>
  </office:meta>
</office:document-meta>
</file>